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text-underline-style="solid" style:text-underline-width="auto" style:text-underline-color="font-color" style:language-asian="zh" style:country-asian="TW" style:font-name-complex="Arial"/>
    </style:style>
    <style:style style:name="T6" style:family="text">
      <style:text-properties style:font-name="Arial" fo:language="en" fo:country="US" style:language-asian="zh" style:country-asian="TW" style:font-name-complex="Arial"/>
    </style:style>
    <style:style style:name="T7" style:family="text">
      <style:text-properties style:font-name="Arial" fo:language="en" fo:country="US" style:text-underline-style="none" style:language-asian="zh" style:country-asian="TW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language="ru" fo:country="RU" style:language-asian="zh" style:country-asian="TW" style:font-name-complex="Arial"/>
    </style:style>
    <style:style style:name="T11" style:family="text">
      <style:text-properties style:font-name="Arial" fo:language="ru" fo:country="RU" style:font-name-complex="Arial"/>
    </style:style>
    <style:style style:name="T12" style:family="text">
      <style:text-properties style:font-name="Arial" fo:language="ru" fo:country="RU" style:text-underline-style="solid" style:text-underline-width="auto" style:text-underline-color="font-color" style:language-asian="zh" style:country-asian="TW" style:font-name-complex="Arial"/>
    </style:style>
    <style:style style:name="T13" style:family="text">
      <style:text-properties style:font-name="Arial" fo:language="ru" fo:country="RU" style:text-underline-style="none" style:language-asian="zh" style:country-asian="TW" style:font-name-complex="Arial"/>
    </style:style>
    <style:style style:name="T14" style:family="text">
      <style:text-properties style:font-name="Arial" fo:font-size="12pt" fo:language="ru" fo:country="RU" style:text-underline-style="solid" style:text-underline-width="auto" style:text-underline-color="font-color" style:font-size-asian="12pt" style:language-asian="zh" style:country-asian="TW" style:font-name-complex="Arial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text-position="super 58%" style:font-name="Arial" fo:language="en" fo:country="US" style:language-asian="zh" style:country-asian="TW" style:font-name-complex="Arial"/>
    </style:style>
    <style:style style:name="T17" style:family="text">
      <style:text-properties style:text-position="sub 58%" style:font-name="Arial" fo:font-size="10pt" style:font-size-asian="10pt" style:font-name-complex="Arial" style:font-size-complex="10pt"/>
    </style:style>
    <style:style style:name="T18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12.10.2019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01</text:span><text:span text:style-name="T3">.00</text:span><text:span text:style-name="T3">2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6">The instrument is calibrated on AT-130 standard dosimetry facility, No. 015, error ±4% (Certificate of Compliance No.</text:span><text:span text:style-name="T10"> </text:span><text:span text:style-name="T13">210-142</text:span><text:span text:style-name="T7">7</text:span><text:span text:style-name="T13">/18</text:span><text:span text:style-name="T7"> </text:span><text:span text:style-name="T6">as of 23.10.2018 </text:span><text:span text:style-name="T1">issued by FGUP "D.I.Mendeleyev VNIIM", St. Petersburg, Russia); the instrument is calibrated on AT-110 standard dosimetry facility, No.013, error ±5% (Certificate of Compliance No.210-1426/18 as of </text:span><text:span text:style-name="T10">2</text:span><text:span text:style-name="T6">2</text:span><text:span text:style-name="T10">.10.201</text:span><text:span text:style-name="T6">8</text:span><text:span text:style-name="T10"> </text:span><text:span text:style-name="T11">issued</text:span><text:span text:style-name="T1"> by FGUP "D.I.Mendeleyev VNIIM", St.Petersburg, Russia) </text:span><text:span text:style-name="T6">and standard gamma radiation </text:span><text:span text:style-name="T16">137</text:span><text:span text:style-name="T6">Cs source of OSGI type with 65,562 kBq activity, s/n 2910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3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2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5">71</text:span><text:span text:style-name="T15">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8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69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71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0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8">Н</text:span><text:span text:style-name="T17">с</text:span><text:span text:style-name="T18"> </text:span><text:span text:style-name="T9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01.002</text:p>
          </table:table-cell>
          <table:table-cell table:style-name="Таблица2.A2" office:value-type="string">
            <text:p text:style-name="P13">6499</text:p>
          </table:table-cell>
          <table:table-cell table:style-name="Таблица2.C2" office:value-type="string">
            <text:p text:style-name="P23"><text:span text:style-name="T19">6</text:span><text:span text:style-name="T19">5</text:span><text:span text:style-name="T19">,</text:span><text:span text:style-name="T19">5</text:span><text:span text:style-name="T19">62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9-01-24T14:49:12.34</dc:date>
    <meta:print-date>2017-06-22T11:30:45.539000000</meta:print-date>
    <meta:editing-cycles>43</meta:editing-cycles>
    <meta:editing-duration>PT8H23M28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5" meta:character-count="1193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